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7.2mm" svg:height="99.67mm" svg:x="0mm" svg:y="23mm">
            <draw:object draw:notify-on-update-of-ranges="Sheet1.K3:Sheet1.K3 Sheet1.L3:Sheet1.N3 Sheet1.K4:Sheet1.K4 Sheet1.L4:Sheet1.N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ce5"/>
        <table:table-column table:style-name="co2" table:number-columns-repeated="5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Matrix size</text:p>
          </table:table-cell>
          <table:table-cell table:style-name="ce2" office:value-type="string" calcext:value-type="string" table:number-columns-spanned="1" table:number-rows-spanned="2">
            <text:p>Serial Algorithm</text:p>
          </table:table-cell>
          <table:table-cell table:style-name="ce2" office:value-type="string" calcext:value-type="string" table:number-columns-spanned="2" table:number-rows-spanned="1">
            <text:p>2 processors</text:p>
          </table:table-cell>
          <table:covered-table-cell/>
          <table:table-cell table:style-name="ce2" office:value-type="string" calcext:value-type="string" table:number-columns-spanned="2" table:number-rows-spanned="1">
            <text:p>4 processors</text:p>
          </table:table-cell>
          <table:covered-table-cell/>
          <table:table-cell table:style-name="ce2" office:value-type="string" calcext:value-type="string" table:number-columns-spanned="2" table:number-rows-spanned="1">
            <text:p>8 processors</text:p>
          </table:table-cell>
          <table:covered-table-cell/>
          <table:table-cell table:number-columns-repeated="5"/>
        </table:table-row>
        <table:table-row table:style-name="ro2">
          <table:table-cell/>
          <table:covered-table-cell table:number-columns-repeated="2" table:style-name="Default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eep UP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eep UP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eep UP</text:p>
          </table:table-cell>
          <table:table-cell/>
          <table:table-cell table:style-name="ce7"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.33891" calcext:value-type="float">
            <text:p>1,33891</text:p>
          </table:table-cell>
          <table:table-cell table:style-name="ce4" office:value-type="float" office:value="0.67" calcext:value-type="float">
            <text:p>0,67</text:p>
          </table:table-cell>
          <table:table-cell table:style-name="ce6" table:formula="of:=[.$C4]/[.D4]" office:value-type="float" office:value="1.99837313432836" calcext:value-type="float">
            <text:p>2,00</text:p>
          </table:table-cell>
          <table:table-cell table:style-name="ce4" office:value-type="float" office:value="0.3713" calcext:value-type="float">
            <text:p>0,3713</text:p>
          </table:table-cell>
          <table:table-cell table:style-name="ce6" table:formula="of:=[.$C4]/[.F4]" office:value-type="float" office:value="3.60600592512793" calcext:value-type="float">
            <text:p>3,61</text:p>
          </table:table-cell>
          <table:table-cell table:style-name="ce4" office:value-type="float" office:value="0.2085" calcext:value-type="float">
            <text:p>0,2085</text:p>
          </table:table-cell>
          <table:table-cell table:style-name="ce6" table:formula="of:=[.$C4]/[.H4]" office:value-type="float" office:value="6.42163069544364" calcext:value-type="float">
            <text:p>6,42</text:p>
          </table:table-cell>
          <table:table-cell/>
          <table:table-cell table:style-name="ce7" office:value-type="float" office:value="512" calcext:value-type="float">
            <text:p>512</text:p>
          </table:table-cell>
          <table:table-cell table:style-name="ce8" table:formula="of:=[.E4]" office:value-type="float" office:value="1.99837313432836" calcext:value-type="float">
            <text:p>2,00</text:p>
          </table:table-cell>
          <table:table-cell table:style-name="ce8" table:formula="of:=[.G4]" office:value-type="float" office:value="3.60600592512793" calcext:value-type="float">
            <text:p>3,61</text:p>
          </table:table-cell>
          <table:table-cell table:style-name="ce8" table:formula="of:=[.I4]" office:value-type="float" office:value="6.42163069544364" calcext:value-type="float">
            <text:p>6,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43:53.211190307</meta:creation-date>
    <dc:date>2019-09-19T15:15:12.631650717</dc:date>
    <meta:editing-duration>PT4M48S</meta:editing-duration>
    <meta:editing-cycles>1</meta:editing-cycles>
    <meta:document-statistic meta:table-count="1" meta:cell-count="2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e8e8e8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21cm" svg:height="9.968cm" xlink:href=".." xlink:type="simple" chart:class="chart:line" chart:style-name="ch1">
        <chart:title svg:x="4.914cm" svg:y="0.335cm" chart:style-name="ch2">
          <text:p>Results of computational experiments</text:p>
        </chart:title>
        <chart:subtitle svg:x="6.32cm" svg:y="1.339cm" chart:style-name="ch3">
          <text:p>Block-Striped Decomposition</text:p>
        </chart:subtitle>
        <chart:legend chart:legend-position="end" svg:x="15.742cm" svg:y="4.689cm" style:legend-expansion="high" chart:style-name="ch4"/>
        <chart:plot-area chart:style-name="ch5" table:cell-range-address="Sheet1.K3:Sheet1.N4" chart:data-source-has-labels="both" svg:x="1.348cm" svg:y="2.195cm" svg:width="14.04cm" svg:height="6.61cm">
          <chartooo:coordinate-region svg:x="2.34cm" svg:y="2.391cm" svg:width="12.94cm" svg:height="5.775cm"/>
          <chart:axis chart:dimension="x" chart:name="primary-x" chart:style-name="ch6" chartooo:axis-type="auto">
            <chartooo:date-scale/>
            <chart:title svg:x="6.688cm" svg:y="9.005cm" chart:style-name="ch7">
              <text:p>Number of Processors</text:p>
            </chart:title>
            <chart:categories table:cell-range-address="Sheet1.L3:Sheet1.N3"/>
          </chart:axis>
          <chart:axis chart:dimension="y" chart:name="primary-y" chart:style-name="ch8">
            <chart:title svg:x="0.451cm" svg:y="6.263cm" chart:style-name="ch9">
              <text:p>Speed Up</text:p>
            </chart:title>
            <chart:grid chart:style-name="ch10" chart:class="major"/>
          </chart:axis>
          <chart:series chart:style-name="ch11" chart:values-cell-range-address="Sheet1.L4:Sheet1.N4" chart:label-cell-address="Sheet1.K4:Sheet1.K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L3:Sheet1.N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512</text:p>
                <draw:g>
                  <svg:desc>Sheet1.K4:Sheet1.K4</svg:desc>
                </draw:g>
              </table:table-cell>
              <table:table-cell office:value-type="float" office:value="1.99837313432836">
                <text:p>1.99837313432836</text:p>
                <draw:g>
                  <svg:desc>Sheet1.L4:Sheet1.N4</svg:desc>
                </draw:g>
              </table:table-cell>
              <table:table-cell office:value-type="float" office:value="3.60600592512793">
                <text:p>3.60600592512793</text:p>
              </table:table-cell>
              <table:table-cell office:value-type="float" office:value="6.42163069544364">
                <text:p>6.42163069544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